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 Rounded MT Bold" fo:font-size="36pt" style:font-size-asian="36pt" style:font-size-complex="36pt" fo:language="en" fo:country="US"/>
    </style:style>
    <style:style style:name="P2" style:parent-style-name="Normal" style:family="paragraph">
      <style:text-properties style:font-name="Bahnschrift" fo:font-size="14pt" style:font-size-asian="14pt" style:font-size-complex="14pt"/>
    </style:style>
    <style:style style:name="P3" style:parent-style-name="Normal" style:family="paragraph">
      <style:text-properties style:font-name="Bahnschrift" fo:font-size="14pt" style:font-size-asian="14pt" style:font-size-complex="14pt"/>
    </style:style>
    <style:style style:name="P4" style:parent-style-name="Normal" style:family="paragraph">
      <style:text-properties style:font-name="Bahnschrift" fo:font-size="14pt" style:font-size-asian="14pt" style:font-size-complex="14pt"/>
    </style:style>
    <style:style style:name="P5" style:parent-style-name="Normal" style:family="paragraph">
      <style:text-properties style:font-name="Bahnschrift" fo:font-size="14pt" style:font-size-asian="14pt" style:font-size-complex="14pt"/>
    </style:style>
    <style:style style:name="T6" style:parent-style-name="DefaultParagraphFont" style:family="text">
      <style:text-properties style:font-name="Bahnschrift" fo:font-size="14pt" style:font-size-asian="14pt" style:font-size-complex="14pt"/>
    </style:style>
    <style:style style:name="P7" style:parent-style-name="Normal" style:family="paragraph">
      <style:text-properties style:font-name="Bahnschrift" fo:font-size="14pt" style:font-size-asian="14pt" style:font-size-complex="14pt" fo:language="en" fo:country="US"/>
    </style:style>
  </office:automatic-styles>
  <office:body>
    <office:text text:use-soft-page-breaks="true">
      <text:p text:style-name="P1">REQUIREMENTS<text:s/></text:p>
      <text:p text:style-name="P2">Flask==2.0.1</text:p>
      <text:p text:style-name="P3">pymysql==1.0.2</text:p>
      <text:p text:style-name="P4">Werkzeug==2.0.1</text:p>
      <text:p text:style-name="P5">Flask-Mail==0.9.1</text:p>
      <text:p text:style-name="Normal"><text:span text:style-name="T6">python-dotenv==0.19.0</text:span>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iDeep 22951A67B9</meta:initial-creator>
    <dc:creator>SaiDeep 22951A67B9</dc:creator>
    <meta:creation-date>2024-09-29T13:46:00Z</meta:creation-date>
    <dc:date>2024-09-29T13:48:00Z</dc:date>
    <meta:template xlink:href="Normal" xlink:type="simple"/>
    <meta:editing-cycles>1</meta:editing-cycles>
    <meta:editing-duration>PT120S</meta:editing-duration>
    <meta:document-statistic meta:page-count="1" meta:paragraph-count="1" meta:word-count="14" meta:character-count="98" meta:row-count="1" meta:non-whitespace-character-count="85"/>
  </office:meta>
</office:document-meta>
</file>